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Flight Analysis Scripting Language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s/>1 MAP<text:tab/>2</text:p>
          <text:p text:style-name="P3"><text:s/>1.1 Constructors<text:tab/>2</text:p>
          <text:p text:style-name="P3"><text:s/>1.2 Examples<text:tab/>2</text:p>
          <text:p text:style-name="P2"><text:s/>2 AREA<text:tab/>3</text:p>
          <text:p text:style-name="P3"><text:s/>2.1 Constructors<text:tab/>3</text:p>
          <text:p text:style-name="P3"><text:s/>2.2 Display mode<text:tab/>3</text:p>
          <text:p text:style-name="P3"><text:s/>2.3 Examples<text:tab/>4</text:p>
          <text:p text:style-name="P2"><text:s/>3 POINT<text:tab/>5</text:p>
          <text:p text:style-name="P3"><text:s/>3.1 Static points (S) constructors<text:tab/>5</text:p>
          <text:p text:style-name="P3"><text:s/>3.2 Points from a list (L) constructors<text:tab/>5</text:p>
          <text:p text:style-name="P3"><text:s/>3.3 Logger marks (M) constructors<text:tab/>6</text:p>
          <text:p text:style-name="P3"><text:s/>3.4 Track points (T) constructors<text:tab/>7</text:p>
          <text:p text:style-name="P3"><text:s/>3.5 Display mode<text:tab/>9</text:p>
          <text:p text:style-name="P3"><text:s/>3.6 Examples<text:tab/>10</text:p>
        </text:index-body>
      </text:table-of-content>
      <text:p text:style-name="P1"/>
      <text:h text:style-name="Heading_20_1" text:outline-level="1">MAP</text:h>
      <text:p text:style-name="Preformatted_20_Text">MAP &lt;name&gt; = &lt;type&gt;(&lt;params&gt;)</text:p>
      <text:h text:style-name="Heading_20_2" text:outline-level="2">Constructors</text:h>
      <text:h text:style-name="Heading_20_3" text:outline-level="3">Type RASTER</text:h>
      <text:p text:style-name="Preformatted_20_Text">RASTER(&lt;file name&gt;)</text:p>
      <text:p text:style-name="Text_20_body">Loads a bitmap image/world file pair. See <text:a xlink:type="simple" xlink:href="http://en.wikipedia.org/wiki/World_file">http://en.wikipedia.org/wiki/World_file</text:a> for more information. Compatible bitmap types are png, jpg, gif, bmp.</text:p>
      <text:p text:style-name="List_20_Contents">&lt;file name&gt; is the bitmap file name. A corresponding world file must exist.</text:p>
      <text:p text:style-name="Text_20_body"/>
      <text:h text:style-name="Heading_20_3" text:outline-level="3">Type BLANK</text:h>
      <text:p text:style-name="Preformatted_20_Text">BLANK()</text:p>
      <text:p text:style-name="Text_20_body">Loads a blank map.</text:p>
      <text:h text:style-name="Heading_20_2" text:outline-level="2">Examples</text:h>
      <text:p text:style-name="Preformatted_20_Text">map competitionarea = RASTER(competitionarea.png)<text:line-break/>map competitionarea = BLANK()</text:p>
      <text:h text:style-name="Heading_20_1" text:outline-level="1">AREA</text:h>
      <text:p text:style-name="Preformatted_20_Text">AREA &lt;name&gt; = &lt;area type&gt;(&lt;area params&gt;) [&lt;display type&gt;(&lt;display params&gt;)]</text:p>
      <text:h text:style-name="Heading_20_2" text:outline-level="2">Constructors</text:h>
      <text:p text:style-name="Preformatted_20_Text">&lt;area type&gt;(&lt;area params&gt;)</text:p>
      <text:h text:style-name="Heading_20_3" text:outline-level="3">Type AREACIRCLE: Circular area</text:h>
      <text:p text:style-name="Preformatted_20_Text">AREACIRCLE(&lt;center&gt;, &lt;radius&gt;)</text:p>
      <text:p text:style-name="List_20_Contents">&lt;center&gt; is a point name used as the circle center</text:p>
      <text:p text:style-name="List_20_Contents">&lt;radius&gt; is the circle radius</text:p>
      <text:h text:style-name="Heading_20_3" text:outline-level="3">Type AREAPOLY: Polygonal area</text:h>
      <text:p text:style-name="Preformatted_20_Text">AREAPOLY(&lt;file name&gt;)</text:p>
      <text:p text:style-name="List_20_Contents">&lt;file name&gt; is the name of a track file containing the polygon (trk, igc)</text:p>
      <text:p text:style-name="List_20_Contents"/>
      <text:h text:style-name="Heading_20_2" text:outline-level="2">Display mode</text:h>
      <text:p text:style-name="Preformatted_20_Text">&lt;displayMode&gt;(&lt;display params&gt;)</text:p>
      <text:p text:style-name="Text_20_body">The display mode is optional. If it is not specified, DEFAULT(blue) is used.</text:p>
      <text:h text:style-name="Heading_20_3" text:outline-level="3">Mode NONE</text:h>
      <text:p text:style-name="Preformatted_20_Text">NONE()</text:p>
      <text:p text:style-name="Text_20_body">The area will not be displayed.</text:p>
      <text:h text:style-name="Heading_20_3" text:outline-level="3">Mode DEFAULT</text:h>
      <text:p text:style-name="Preformatted_20_Text">DEFAULT([&lt;color&gt;])</text:p>
      <text:p text:style-name="Text_20_body">Draws the area according to its type.</text:p>
      <text:p text:style-name="List_20_Contents">&lt;color&gt; is one of blue, brown, gray, green, orange, pink, red, violet, white, yellow. If no color is specified, blue will be used.</text:p>
      <text:h text:style-name="Heading_20_2" text:outline-level="2"><text:soft-page-break/>Examples</text:h>
      <text:p text:style-name="Text_20_body"/>
      <text:h text:style-name="Heading_20_1" text:outline-level="1">POINT</text:h>
      <text:p text:style-name="Preformatted_20_Text">POINT &lt;name&gt; = &lt;point type&gt;(&lt;point params&gt;) [&lt;display type&gt;(&lt;display params&gt;)]</text:p>
      <text:h text:style-name="Heading_20_2" text:outline-level="2">Static points (S) constructors</text:h>
      <text:p text:style-name="Text_20_body">The S constructors return a statically defined point.</text:p>
      <text:h text:style-name="Heading_20_3" text:outline-level="3">Type SLL: WGS84 lat/long</text:h>
      <text:p text:style-name="Preformatted_20_Text">SLL(&lt;lat&gt;, &lt;long&gt;, &lt;alt&gt;)</text:p>
      <text:p text:style-name="Text_20_body">Returns a statically defined point using WGS lat/lon coordinates.</text:p>
      <text:p text:style-name="List_20_Contents">&lt;lat&gt; is the latitude coordinate</text:p>
      <text:p text:style-name="List_20_Contents">&lt;long&gt; is the longitude coordinate</text:p>
      <text:p text:style-name="List_20_Contents">&lt;alt&gt; is the altitude (in feet)</text:p>
      <text:h text:style-name="Heading_20_3" text:outline-level="3">Type SUTM: UTM</text:h>
      <text:p text:style-name="Preformatted_20_Text">SUTM(&lt;latZone&gt;, &lt;longZone&gt;, &lt;easting&gt;, &lt;northing&gt;, &lt;alt&gt;</text:p>
      <text:p text:style-name="Text_20_body">Returns a statically defined point using UTM coordinates in the default datum.</text:p>
      <text:p text:style-name="List_20_Contents">&lt;latZone&gt; is the latitude zone number</text:p>
      <text:p text:style-name="List_20_Contents">&lt;longZone&gt; is the longitude zone character</text:p>
      <text:p text:style-name="List_20_Contents">&lt;easting&gt; is the easting coordinate</text:p>
      <text:p text:style-name="List_20_Contents">&lt;northing&gt; is the northing coordinate</text:p>
      <text:p text:style-name="List_20_Contents">&lt;alt&gt; is the altitude (in feet)</text:p>
      <text:h text:style-name="Heading_20_2" text:outline-level="2">Points from a list (L) constructors</text:h>
      <text:p text:style-name="Text_20_body">The L constructors return a point chosen form a list of predefined points.</text:p>
      <text:h text:style-name="Heading_20_3" text:outline-level="3">Type LNP: nearest to point</text:h>
      <text:p text:style-name="Preformatted_20_Text">LNP(&lt;desiredPoint&gt;, &lt;listPoint1&gt;, &lt;listPoint2&gt;, ...)</text:p>
      <text:p text:style-name="Text_20_body">Returns the point closest to a desired one from a list of predefined points.</text:p>
      <text:h text:style-name="Heading_20_3" text:outline-level="3"><text:soft-page-break/>Type LFT: first in time</text:h>
      <text:p text:style-name="Preformatted_20_Text">LFT(&lt;listPoint1&gt;, &lt;listPoint2&gt;, …)</text:p>
      <text:p text:style-name="Text_20_body">Returns the earliest point from a list of points.</text:p>
      <text:h text:style-name="Heading_20_3" text:outline-level="3">Type LLT: last in time</text:h>
      <text:p text:style-name="Preformatted_20_Text">LLT(&lt;listPoint1&gt;, &lt;listPoint2&gt;, …)</text:p>
      <text:p text:style-name="Text_20_body">Returns the latest point from a list of points.</text:p>
      <text:h text:style-name="Heading_20_3" text:outline-level="3">Type LFNN: first not null</text:h>
      <text:p text:style-name="Preformatted_20_Text">LFNN(&lt;listPoint1&gt;, &lt;listPoint2&gt;, …)</text:p>
      <text:p text:style-name="Text_20_body">Returns the first non null point from a list of points.</text:p>
      <text:h text:style-name="Heading_20_3" text:outline-level="3">Type LLNN: last not null</text:h>
      <text:p text:style-name="Preformatted_20_Text">LLNN(&lt;listPoint1&gt;, &lt;listPoint2&gt;, …)</text:p>
      <text:p text:style-name="Text_20_body">Returns the last non null point from a list of points.</text:p>
      <text:h text:style-name="Heading_20_2" text:outline-level="2">Logger marks (M) constructors</text:h>
      <text:p text:style-name="Text_20_body">The L constructors return a point defined with a logger mark.</text:p>
      <text:h text:style-name="Heading_20_3" text:outline-level="3">Type MVMD: virtual marker drop</text:h>
      <text:p text:style-name="Preformatted_20_Text">MVMD(&lt;number&gt;, &lt;minTime&gt;, &lt;maxTime&gt;)</text:p>
      <text:p text:style-name="Text_20_body">Returns the first occurrence of the desired virtual marker drop within time limits.</text:p>
      <text:p text:style-name="List_20_Contents">&lt;number&gt; desired marker number</text:p>
      <text:p text:style-name="List_20_Contents">&lt;minTime&gt; lower time limit in format hh:mm:ss</text:p>
      <text:p text:style-name="List_20_Contents">&lt;maxTime&gt; upper time limit in format hh:mm:ss</text:p>
      <text:h text:style-name="Heading_20_3" text:outline-level="3">Type MPDG: pilot declared goal</text:h>
      <text:p text:style-name="Preformatted_20_Text">MPDG(&lt;number&gt;, &lt;minTime&gt;, &lt;maxTime&gt;)</text:p>
      <text:p text:style-name="Text_20_body">Returns the last occurrence of the desired pilot declared goal within time limits.</text:p>
      <text:p text:style-name="List_20_Contents">&lt;number&gt; desired pilot declared goal number</text:p>
      <text:p text:style-name="List_20_Contents">&lt;minTime&gt; lower time limit in format hh:mm:ss</text:p>
      <text:p text:style-name="List_20_Contents"><text:soft-page-break/>&lt;maxTime&gt; upper time limit in format hh:mm:ss</text:p>
      <text:h text:style-name="Heading_20_2" text:outline-level="2">Track points (T) constructors</text:h>
      <text:p text:style-name="Text_20_body">The T constructors return a point from the track log.</text:p>
      <text:h text:style-name="Heading_20_3" text:outline-level="3">Type TLCH: launch</text:h>
      <text:p text:style-name="Preformatted_20_Text">TLCH()</text:p>
      <text:p text:style-name="Text_20_body">Returns the launch point.</text:p>
      <text:h text:style-name="Heading_20_3" text:outline-level="3">Type TLND: landing</text:h>
      <text:p text:style-name="Preformatted_20_Text">TLND()</text:p>
      <text:p text:style-name="Text_20_body">Returns the landing point.</text:p>
      <text:h text:style-name="Heading_20_3" text:outline-level="3">Type TNP: nearest to point</text:h>
      <text:p text:style-name="Preformatted_20_Text">TNP(&lt;otherpoint name&gt;[, &lt;max time&gt;])</text:p>
      <text:p text:style-name="Text_20_body">Returns the closest valid track point to the specified point before the specified time.</text:p>
      <text:p text:style-name="List_20_Contents">&lt;otherpoint name&gt; is the name of another previously defined point</text:p>
      <text:p text:style-name="List_20_Contents">&lt;max time&gt; desired time limit in format hh:mm:ss. This parameter is optional</text:p>
      <text:h text:style-name="Heading_20_3" text:outline-level="3">Type TNL: nearest to point list</text:h>
      <text:p text:style-name="Preformatted_20_Text">TNL(&lt;pointName1&gt;, &lt;pointName2&gt;, ...[, &lt;max time&gt;])</text:p>
      <text:p text:style-name="Text_20_body">Returns the closest valid track point to any the specified points before the specified time.</text:p>
      <text:p text:style-name="List_20_Contents">&lt;pointName&gt; is the name of another previously defined point</text:p>
      <text:p text:style-name="List_20_Contents">&lt;max time&gt; desired time limit in format hh:mm:ss. This parameter is optional</text:p>
      <text:h text:style-name="Heading_20_3" text:outline-level="3">Type TDT: delayed in time</text:h>
      <text:p text:style-name="Preformatted_20_Text">TDT(&lt;otherpoint name&gt;, &lt;time delay&gt;[, &lt;max time&gt;])</text:p>
      <text:p text:style-name="Text_20_body">If &lt;max time&gt; is not specified, returns the first valid track point after &lt;time delay&gt; has elapsed over &lt;otherpoint&gt; time.</text:p>
      <text:p text:style-name="Text_20_body">If &lt;max time&gt; is <text:s/>specified, returns the last valid track point before &lt;max time&gt; after &lt;time delay&gt; has elapsed over &lt;otherpoint&gt; time.</text:p>
      <text:p text:style-name="List_20_Contents">&lt;otherpoint name&gt; is the name of another previously defined point</text:p>
      <text:p text:style-name="List_20_Contents">&lt;time delay&gt; desired time delay in minutes</text:p>
      <text:p text:style-name="List_20_Contents"><text:soft-page-break/>&lt;max time&gt; desired time limit in format hh:mm:ss. This parameter is optional</text:p>
      <text:h text:style-name="Heading_20_3" text:outline-level="3">Type TDD: delayed in distance</text:h>
      <text:p text:style-name="Preformatted_20_Text">TDD(&lt;otherpoint name&gt;, &lt;distance delay&gt;[, &lt;max time&gt;])</text:p>
      <text:p text:style-name="Text_20_body">If &lt;max time&gt; is not specified, returns the first valid track point farther than &lt;distance delay&gt; from &lt;otherpoint&gt;.</text:p>
      <text:p text:style-name="Text_20_body">If &lt;max time&gt; is <text:s/>specified, returns the last valid track point before &lt;max time&gt; farther than &lt;distance delay&gt; from &lt;otherpoint&gt;.</text:p>
      <text:p text:style-name="List_20_Contents">&lt;otherpoint name&gt; is the name of another previously defined point</text:p>
      <text:p text:style-name="List_20_Contents">&lt;distance delay&gt; desired distance delay in meters</text:p>
      <text:p text:style-name="List_20_Contents">&lt;max time&gt; desired time limit in format hh:mm:ss. This parameter is optional</text:p>
      <text:h text:style-name="Heading_20_3" text:outline-level="3">Type TAFI: area first in</text:h>
      <text:p text:style-name="Preformatted_20_Text">TAFI(&lt;areaName&gt;, &lt;minTime&gt;, &lt;maxTime&gt;, &lt;minAlt&gt;, &lt;maxAlt&gt;)</text:p>
      <text:p text:style-name="Text_20_body">Returns the first valid track point after enter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FO: area first out</text:h>
      <text:p text:style-name="Preformatted_20_Text">TAFO(&lt;areaName&gt;, &lt;minTime&gt;, &lt;maxTime&gt;, &lt;minAlt&gt;, &lt;maxAlt&gt;)</text:p>
      <text:p text:style-name="Text_20_body">Returns the last valid track point before exit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I: area last in</text:h>
      <text:p text:style-name="Preformatted_20_Text">TALI(&lt;areaName&gt;, &lt;minTime&gt;, &lt;maxTime&gt;, &lt;minAlt&gt;, &lt;maxAlt&gt;)</text:p>
      <text:p text:style-name="Text_20_body">Returns the first valid track point after enter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<text:soft-page-break/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O: area last out</text:h>
      <text:p text:style-name="Preformatted_20_Text">TALO(&lt;areaName&gt;, &lt;minTime&gt;, &lt;maxTime&gt;, &lt;minAlt&gt;, &lt;maxAlt&gt;)</text:p>
      <text:p text:style-name="Text_20_body">Returns the first valid track point before exit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2" text:outline-level="2">Display mode</text:h>
      <text:p text:style-name="Preformatted_20_Text">&lt;displayMode&gt;(&lt;display params&gt;)</text:p>
      <text:p text:style-name="Text_20_body">The display mode is optional. If it is not specified, WAYPOINT(blue) is used.</text:p>
      <text:h text:style-name="Heading_20_3" text:outline-level="3">Mode NONE</text:h>
      <text:p text:style-name="Preformatted_20_Text">NONE()</text:p>
      <text:p text:style-name="Text_20_body">The point will not be displayed.</text:p>
      <text:h text:style-name="Heading_20_3" text:outline-level="3">Mode WAYPOINT</text:h>
      <text:p text:style-name="Preformatted_20_Text">WAYPOINT([&lt;color&gt;])</text:p>
      <text:p text:style-name="Text_20_body">Displays a waypoint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Mode TARGET</text:h>
      <text:p text:style-name="Preformatted_20_Text">TARGET(&lt;radius&gt;[, &lt;color&gt;])</text:p>
      <text:p text:style-name="Text_20_body">Displays a target map overlay with a circular area of given radius.</text:p>
      <text:p text:style-name="List_20_Contents">&lt;radius&gt; circular area radius in meters.</text:p>
      <text:p text:style-name="List_20_Contents">&lt;color&gt; is one of blue, brown, gray, green, orange, pink, red, violet, white, yellow. If no color is specified, blue will be used.</text:p>
      <text:h text:style-name="Heading_20_3" text:outline-level="3"><text:soft-page-break/>Mode MARKER</text:h>
      <text:p text:style-name="Preformatted_20_Text">MARKER([&lt;color&gt;])</text:p>
      <text:p text:style-name="Text_20_body">Displays a flag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Mode CROSSHAIR</text:h>
      <text:p text:style-name="Preformatted_20_Text">CROSSSHAIR([&lt;color&gt;])</text:p>
      <text:p text:style-name="Text_20_body">Displays a crosshair map overlay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point LAUNCH = TLCH() WAYPOINT(green)<text:line-break/>point LANDING = TLND() WAYPOINT(red)<text:line-break/>point G12 = SLL(42.12, 3.23, 1500) TARGET(100, green)<text:line-break/>point G13 = SUTM(31, T, 235123, 4612153, 850) TARGET(100, green)<text:line-break/>point Best = TNL(G12,G13,10:30:00) MARKER(green)<text:line-break/></text:p>
      <text:p text:style-name="Standard"/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lways" style:page-number="auto" fo:break-before="page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15cm" fo:margin-bottom="0.349cm" fo:text-indent="0cm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0-10-22T21:10:30.72</dc:date>
    <meta:editing-duration>PT04H05M02S</meta:editing-duration>
    <meta:editing-cycles>30</meta:editing-cycles>
    <meta:generator>OpenOffice.org/3.2$Win32 OpenOffice.org_project/320m12$Build-9483</meta:generator>
    <meta:document-statistic meta:table-count="0" meta:image-count="0" meta:object-count="0" meta:page-count="10" meta:paragraph-count="189" meta:word-count="1374" meta:character-count="8791"/>
  </office:meta>
</office:document-meta>
</file>